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2AB141E08140BD6E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917cm, 2.726cm, 10.753cm, 2.653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294cm" svg:height="21.099cm" svg:x="0.892cm" svg:y="2.392cm">
          <draw:image xlink:href="Pictures/10000000000005E8000007E02AB141E08140BD6E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10-06T14:49:50.858971810</dc:date>
    <meta:editing-duration>PT3M35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